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96736" officeooo:paragraph-rsid="00096736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96736" officeooo:paragraph-rsid="00096736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cb06" officeooo:paragraph-rsid="0009cb06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a6283" officeooo:paragraph-rsid="000a6283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c037c" officeooo:paragraph-rsid="000c037c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0d12f5" officeooo:paragraph-rsid="000d12f5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e2ed9" officeooo:paragraph-rsid="000e2ed9"/>
    </style:style>
    <style:style style:name="P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Arial" officeooo:rsid="000a6283" officeooo:paragraph-rsid="000a6283"/>
    </style:style>
    <style:style style:name="T1" style:family="text">
      <style:text-properties officeooo:rsid="0009cb0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12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la fresque à la peinture mural </text:p>
      <text:p text:style-name="P1"/>
      <text:p text:style-name="P2">I. Contexte artistique</text:p>
      <text:p text:style-name="P2"/>
      <text:p text:style-name="P2">très ancienne, travail rapide et précis dans le traité de Cenio …</text:p>
      <text:p text:style-name="P2">Fresque sert pour batiment : publique et religieux </text:p>
      <text:p text:style-name="P2">tableau remplace </text:p>
      <text:p text:style-name="P2">peinture se dégrade </text:p>
      <text:p text:style-name="P2">peinture à l’huile : Vasari et Van Eyeck : apprend secret de la peinture à l’huile</text:p>
      <text:p text:style-name="P2">Encyclopédie Diderot : fait de Van Eyck : créateur de la peinture à l’huile mais non, </text:p>
      <text:p text:style-name="P2">Technique flamande : peinture à l’hulie, pays de nord mais surtout fresque </text:p>
      <text:p text:style-name="P2">peinture à la détrempe : gamme de couleur et qualité pour le peintre </text:p>
      <text:p text:style-name="P2">peinture à l’huile : lente et réflechis, lente à sécher, permet de changer les détails, modifié → Van Eyeck : corriger et modifié un tableau </text:p>
      <text:p text:style-name="P2">peinture à huile prend le relais des peinture à tempera et remplace les peinture sur bois </text:p>
      <text:p text:style-name="P2"/>
      <text:p text:style-name="P2">Les techniques picturales </text:p>
      <text:p text:style-name="P2">A) la fresque : mineral et résite à la chaud, avec brosse, technique a fresco en un jour </text:p>
      <text:p text:style-name="P2">Plusieurs étapes : arriccio : appliqué enduit continu et granuleuse sur le mur et reçoit l’intonaco (couche de sable fin reçoit les pigment), sinopia : dessin préparatoire à la peinture de l’ocre rouge, la giornata (en journée) </text:p>
      <text:p text:style-name="P2"/>
      <text:p text:style-name="P2">B) la peinture à l’huile </text:p>
      <text:p text:style-name="P2"/>
      <text:p text:style-name="P2">grandes variétés, les liant : huile de lin, de tournesol pavos alié à l’eau et essence, liant permet la transparance , agglutinants permet la </text:p>
      <text:p text:style-name="P2">séche lentement : correction </text:p>
      <text:p text:style-name="P2"/>
      <text:p text:style-name="P2">III. Piero della Francesca :</text:p>
      <text:p text:style-name="P2">Grand peinture de Quatrocento : perspective géométrique à la peinture, collabore, 1445 : polytique de la mécéricorde</text:p>
      <text:p text:style-name="P2">cf cour </text:p>
      <text:p text:style-name="P2">1552 : va à areso pour la chapelle de san francisco : la légende la vraie croix </text:p>
      <text:p text:style-name="P2">Travaille pour la cour d’Urbino </text:p>
      <text:p text:style-name="P2">peint plyptique avec homme et femme </text:p>
      <text:p text:style-name="P2">traité de géométrie </text:p>
      <text:p text:style-name="P2"><text:span text:style-name="T1">→ </text:span>fragélation du Christ : tempera et huile sur bois, peinture signé par une inscription en latin sur le rebord de la première marche </text:p>
      <text:p text:style-name="P2">premier plan : habits toscan : à droite + porte le madocchio </text:p>
      <text:p text:style-name="P3">scène second plan : flagélation dans le lointain comme un élément de souvenir : dans une loggia à l’antiquité, personnages contemporain et personnages bibliques : métrise la perspective : aspect géométrique de la construction </text:p>
      <text:p text:style-name="P3">diagonal sur la tete du christ </text:p>
      <text:p text:style-name="P3">tableau séparé en deux par la colonne</text:p>
      <text:p text:style-name="P3">éclairer par plusieurs direction </text:p>
      <text:p text:style-name="P3">format paysage </text:p>
      <text:p text:style-name="P3"/>
      <text:p text:style-name="P3">travaille sur beaucoup de fresque :à <text:s/>sant Francesco :</text:p>
      <text:p text:style-name="P3"><text:s/>→ La viste de la reine de Saba au roi Salomon : arbre qui pousse sur la tombe d’Adam, reine Saba pour hommage à Salomon : dame de sa cour : géométrique</text:p>
      <text:p text:style-name="P3">scène de l’adoration et hommage à salomon</text:p>
      <text:p text:style-name="P3">scène séparer comme flagélation du christ </text:p>
      <text:p text:style-name="P3"><text:soft-page-break/>ton chaud/froid </text:p>
      <text:p text:style-name="P3">géométrie des volume et articulation dans l’espace </text:p>
      <text:p text:style-name="P3">→ mort Adam </text:p>
      <text:p text:style-name="P3">…</text:p>
      <text:p text:style-name="P3">→ songe de constantin </text:p>
      <text:p text:style-name="P3"/>
      <text:p text:style-name="P3">IV Antonello de Messine </text:p>
      <text:p text:style-name="P3">- orignaire de Messine</text:p>
      <text:p text:style-name="P3">- formé à Naples : pole artistique entretient avec des pays du Nord : capitale de son style </text:p>
      <text:p text:style-name="P3">35 œuvres gardé </text:p>
      <text:p text:style-name="P3">peintre majeur de la renaissance </text:p>
      <text:p text:style-name="P3">œuvre universelle </text:p>
      <text:p text:style-name="P3">rayonnement intérieur </text:p>
      <text:p text:style-name="P3">proche des ports martimies : voyager plus facilement : &lt; de ses conaissances </text:p>
      <text:p text:style-name="P3">séjour à Venise : Andrea .., Bellini </text:p>
      <text:p text:style-name="P3">peintre italien le plus assimilié aux divers aspects technique de la peinture flamandes </text:p>
      <text:p text:style-name="P3">apporte sensibilité personnel caratéristique des flamand </text:p>
      <text:p text:style-name="P3">→ Calvaire ou Crucifixion : 1475 : premier <text:s/>de cet artiste de tableau à l’huile, signé et daté </text:p>
      <text:p text:style-name="P3">- croix plus grandes que les deux larrons à côté + vierge et saint Jean</text:p>
      <text:p text:style-name="P3">utilise Van Eyck, </text:p>
      <text:p text:style-name="P3">peinture à l’huile en Europe 1420 → abandon de la tempera et détrempe </text:p>
      <text:p text:style-name="P4">→ vierge de l’annonciation 1475 : huile sur toile : chef d’oeuvre du peintre originalité du Quatrocento → comparer à Fra Angelico avec l’ange et l’autre non </text:p>
      <text:p text:style-name="P4">Bible, tourné de 3/4, main droite salutation-gauche ressert son drapé </text:p>
      <text:p text:style-name="P4">fait beaucoup de portrait d’homme : prend à Van Eyck et homme du nord de trois quart et fond noir </text:p>
      <text:p text:style-name="P4">artiste créatif </text:p>
      <text:p text:style-name="P4">précurseur iconographique et technique </text:p>
      <text:p text:style-name="P4"/>
      <text:p text:style-name="P4">IV Giovanni Bellini </text:p>
      <text:p text:style-name="P4"/>
      <text:p text:style-name="P4">peintre venisien </text:p>
      <text:p text:style-name="P4">1430 1516 </text:p>
      <text:p text:style-name="P4">formation dans l’atelier de son père </text:p>
      <text:p text:style-name="P4">sœur épouse andrea montegna et change son style </text:p>
      <text:p text:style-name="P4"/>
      <text:p text:style-name="P4">→ L’agonie dans le Jardin / Le christ au jardin des Oliviers de Bellini </text:p>
      <text:p text:style-name="P4">- peintre vers style coloré et sensuelle, transmis à ses élèves</text:p>
      <text:p text:style-name="P4">- grandes imagination</text:p>
      <text:p text:style-name="P4">- empreinte à l’école vénisienne</text:p>
      <text:p text:style-name="P4">- perspective et couleur : piero del francesca : lui naturaliste plus accentué</text:p>
      <text:p text:style-name="P4">- atomsphère lumineuse</text:p>
      <text:p text:style-name="P4">- beauté idéale</text:p>
      <text:p text:style-name="P4"/>
      <text:p text:style-name="P4">→ La madoneMorelli : demandé à es particluier, de la main de Bellini : thème récurrent, copie réalisé par ses élèves, </text:p>
      <text:p text:style-name="P4">fin de sa vie change d’inspiration pour des paysages : annonce le classique comme Titien </text:p>
      <text:p text:style-name="P4"/>
      <text:p text:style-name="P3"/>
      <text:p text:style-name="P4">→ La jeune femme au miroir </text:p>
      <text:p text:style-name="P4">- grand chasteté</text:p>
      <text:p text:style-name="P4">- poésie intime secrète</text:p>
      <text:p text:style-name="P4"><text:soft-page-break/></text:p>
      <text:p text:style-name="P4">conclusion : </text:p>
      <text:p text:style-name="P4">diversité des styles et techniques, influences des artistes</text:p>
      <text:p text:style-name="P4">plus personnelle </text:p>
      <text:p text:style-name="P8"/>
      <text:p text:style-name="P5">Cours : </text:p>
      <text:p text:style-name="P5"/>
      <text:p text:style-name="P5">Ambrogio Lorenzetti </text:p>
      <text:p text:style-name="P5">Avant la grande peste de 1348 : qui dévaste Sienne la moitié de la population, elle est l’une des plus prospect du Trecento : </text:p>
      <text:p text:style-name="P5">- âge d’or de la peinture siennoise</text:p>
      <text:p text:style-name="P5">- Sienne est le creusé d’un art novateur incarné par Simone Martini, et par Piero et Ambrogio Lorenzetti.</text:p>
      <text:p text:style-name="P5">Lorenzetti : on sait peu de chose sur lui, son nom reste associé à un œuvre majeur :</text:p>
      <text:p text:style-name="P5"><text:s/>→ fresque <text:span text:style-name="T2">du Bon et du Mauvais gouvernement</text:span> ,1338 pour le Palais Publique de Sienne,</text:p>
      <text:p text:style-name="P5"><text:s/>- campagne de restauration et travaille dans les archives (équipe historiens de l’art pendant deux ans travaille sur les peintures, les sources et documents historique) = permet de mieux daté ses œuvres. </text:p>
      <text:p text:style-name="P5">- il en résulte une vision plus fine et complète de l’artiste </text:p>
      <text:p text:style-name="P5">= reste de son œuvre est méconnu </text:p>
      <text:p text:style-name="P5">- artiste carrière à Sienne associe avec Duccio et Simone martini est l’un des plus grand peintres du Trecento Siennois</text:p>
      <text:p text:style-name="P5">- fait une synthèse entre le raffinement gothique de Simone Martini et les dernières inventions de Giotto </text:p>
      <text:p text:style-name="P5">- les débuts de l’artiste : peu de références, on ne connaît pas ses origines social</text:p>
      <text:p text:style-name="P5">- 1319 : première dates de son activité qu’on connaît :fait Vierge à l’enfant à l’église Sant Angelo à Vico l’Albate, au<text:span text:style-name="T3">j</text:span>ourd’hui dans un musée à Florence</text:p>
      <text:p text:style-name="P5">- il a un frère aîné : Pietro lui aussi peintre, apprécier à Sienne et au-delà car il participe à un grand décor de la Basilique Saint François à Assise</text:p>
      <text:p text:style-name="P5">- on ne demande s’il s’est formé auprès de son frère</text:p>
      <text:p text:style-name="P5">- mais frère et lui pas la même voix</text:p>
      <text:p text:style-name="P5">Pietro : pour œuvre mendiant / et Ambrogio : comme « peintre civique », fait fresque de la ville, politique </text:p>
      <text:p text:style-name="P5">- on les retrouve sur chantier commun : tels que la Basilique saint François ou l’Hopital Santa Maria della Stalla</text:p>
      <text:p text:style-name="P6">- pour lui Martini est un référence, le plus grand modèle, bien plus que pour son frère</text:p>
      <text:p text:style-name="P6">- subtilité de la palette, raffinement des ornements doré, de la grâce sinueuse de ses figures</text:p>
      <text:p text:style-name="P6">→<text:span text:style-name="T2"> Vierge à L’Enfant avec Saint Nicolas et Saint Propulus</text:span> à Florence au musée des Offices </text:p>
      <text:p text:style-name="P6">→<text:span text:style-name="T2"> Maestà</text:span> au musée de Massa Marittima </text:p>
      <text:p text:style-name="P6">- utilisation des feuilles d’or dont les reflets illumine et font chatoyer les couleurs</text:p>
      <text:p text:style-name="P6">- s’inspirer de Martini et Lippo Memmi : L’Annonciation</text:p>
      <text:p text:style-name="P6">- Duccio : le grand patriarche de l’école siennoise</text:p>
      <text:p text:style-name="P6">souplesse dans les drapés, rendu du modelé, la délicatesse dans les sentiments</text:p>
      <text:p text:style-name="P6">Florence 1327 : inscrit par les Médicis</text:p>
      <text:p text:style-name="P6">1337 40 : reçoit payement du Palazzo Pubblico de Sienne : 71 florins d’or, le conseil des neuf qui gouverner la cité avait commandé la décoration de la salle du conseil. <text:s/>= Lorenzetti a surpassé le maître</text:p>
      <text:p text:style-name="P6">Duccio : rend les sujets moins figé, nouvel art siennois, seule Martini et Lorenzetti l’on dépassé </text:p>
      <text:p text:style-name="P6"><text:soft-page-break/>-Lorenzetti : talent pendant 1320 30 : à Florence où étudie les œuvres de Giotto : fresque de Santa Croce. + voit les œuvres des élèves : Mazzo di Banco, Bernado Daddi : l’influence : rompt avec les traditions </text:p>
      <text:p text:style-name="P6">= les œuvres de Giotto et ses élèves apportent solution plastique </text:p>
      <text:p text:style-name="P6">- prend la sensibilité Giottesque : mais fait tridimensionnelle de l’espace + l’attention porté à la nature</text:p>
      <text:p text:style-name="P6">- dans les histoire de Saint Nicolas : fit deux petits panneaux peints pour l’église de saint Crocolus à Florence : voit architecture urbaine et paysage marin : place central de la composition : NOUVEAU</text:p>
      <text:p text:style-name="P6">- paysage nocturne illuminé par la Lune : NOUVEAU</text:p>
      <text:p text:style-name="P3"><text:span text:style-name="T3">- intérêt pour aspect atmosphérique, (incision pour faire météo) premier peintre à faire tempête de neige, pluie …</text:span></text:p>
      <text:p text:style-name="P7">- artiste au service de la République : 1336 : Martini par pour Avignon, prend sa place et devient l’artiste le plus à la mode.</text:p>
      <text:p text:style-name="P7">République gouverné par 9 citoyens choisit (marchands, banquiers) et non par un seigneur féodale = élu</text:p>
      <text:p text:style-name="P7">- <text:s/>pour 2mois : cité embellis : 1287 1325</text:p>
      <text:p text:style-name="P7">Se fonde sur un poème et peintre très réaliste dans les détails </text:p>
      <text:p text:style-name="P7">- recherche de perspective avec tridimensionnalité de l’espace</text:p>
      <text:p text:style-name="P7">- place neforme de coquilles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36:02.893000000</meta:creation-date>
    <meta:generator>LibreOffice/5.3.7.2$Windows_X86_64 LibreOffice_project/6b8ed514a9f8b44d37a1b96673cbbdd077e24059</meta:generator>
    <dc:date>2018-02-12T15:28:28.632000000</dc:date>
    <meta:editing-duration>PT12M41S</meta:editing-duration>
    <meta:editing-cycles>2</meta:editing-cycles>
    <meta:document-statistic meta:table-count="0" meta:image-count="0" meta:object-count="0" meta:page-count="4" meta:paragraph-count="123" meta:word-count="1433" meta:character-count="8237" meta:non-whitespace-character-count="6844"/>
  </office:meta>
</office:document-meta>
</file>